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2" svg:font-family="Mangal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Noto Mono" svg:font-family="'Noto Mono'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0e7cd" officeooo:paragraph-rsid="0000e7c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00e7cd" officeooo:paragraph-rsid="0000e7cd" style:font-size-asian="10.5pt" style:font-weight-asian="normal" style:font-size-complex="12pt" style:font-weight-complex="normal"/>
    </style:style>
    <style:style style:name="P3" style:family="paragraph">
      <style:paragraph-properties fo:line-height="150%"/>
      <style:text-properties style:font-name="Noto Mono" fo:font-size="8pt" fo:language="zxx" fo:country="none" style:font-size-asian="8pt" style:language-asian="zxx" style:country-asian="none" style:font-name-complex="Noto Mono" style:font-size-complex="8pt" style:language-complex="zxx" style:country-complex="none"/>
    </style:style>
    <style:style style:name="P4" style:family="paragraph">
      <style:paragraph-properties fo:line-height="150%"/>
      <style:text-properties style:font-name="Noto Mono" fo:font-size="12pt" fo:language="zxx" fo:country="none" style:language-asian="zxx" style:country-asian="none" style:font-name-complex="Noto Mono" style:language-complex="zxx" style:country-complex="none"/>
    </style:style>
    <style:style style:name="P5" style:family="paragraph">
      <loext:graphic-properties draw:fill="none" draw:fill-color="#ffffff"/>
      <style:paragraph-properties fo:line-height="150%"/>
      <style:text-properties style:font-name="Noto Mono" fo:font-size="8pt" fo:language="zxx" fo:country="none" style:font-size-asian="8pt" style:language-asian="zxx" style:country-asian="none" style:font-name-complex="Noto Mono" style:font-size-complex="8pt" style:language-complex="zxx" style:country-complex="none"/>
    </style:style>
    <style:style style:name="T1" style:family="text">
      <style:text-properties officeooo:rsid="0001fb2b"/>
    </style:style>
    <style:style style:name="T2" style:family="text">
      <style:text-properties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3.127cm" style:run-through="foreground" style:wrap="none" style:wrap-contour-mode="full" style:vertical-pos="middle" style:vertical-rel="baseline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fevrier / debut mars]</text:p>
      <text:p text:style-name="P1"/>
      <text:p text:style-name="P2">- choix du sujet general</text:p>
      <text:p text:style-name="P2"/>
      <text:p text:style-name="P2">- recherche sur le sujet</text:p>
      <text:p text:style-name="P2"/>
      <text:p text:style-name="P2">- promemieres problematiques</text:p>
      <text:p text:style-name="P2"/>
      <text:p text:style-name="P2">- trame de methode</text:p>
      <text:p text:style-name="P2"/>
      <text:p text:style-name="P2">- <text:span text:style-name="T1">rechechrche sur les algorithmes</text:span></text:p>
      <text:p text:style-name="P2"/>
      <text:p text:style-name="P2"><draw:frame text:anchor-type="as-char" draw:z-index="0" draw:name="Forme1_1" draw:style-name="gr1" draw:text-style-name="P5" svg:width="16.167cm" svg:height="4.977cm"><draw:text-box><text:p text:style-name="P3"><text:span text:style-name="T2"><text:a xlink:href="https://tel.archives-ouvertes.fr/" xlink:type="simple">https://tel.archives-ouvertes.fr</text:a></text:span></text:p><text:p text:style-name="P3"><text:span text:style-name="T2"><text:a xlink:href="https://tel.archives-ouvertes.fr/tel-01499453/document" xlink:type="simple">https://tel.archives-ouvertes.fr/tel-01499453/document</text:a></text:span></text:p><text:p text:style-name="P3"><text:span text:style-name="T2"><text:a xlink:href="https://tel.archives-ouvertes.fr/tel-00477743/document" xlink:type="simple">https://tel.archives-ouvertes.fr/tel-00477743/document</text:a></text:span></text:p><text:p text:style-name="P3"><text:span text:style-name="T2"><text:a xlink:href="http://csiss.ncgia.ucsb.edu/events/workshops/2003/AST2003/reading/Murray/murray2003final.pdf" xlink:type="simple">http://csiss.ncgia.ucsb.edu/events/workshops/2003/AST2003/reading/Murray/murray2003final.pdf</text:a></text:span></text:p><text:p text:style-name="P3"><text:span text:style-name="T2"><text:a xlink:href="https://www.sig.strasbourg.eu/metadonnees/dico/dico_fr_strasbourg.eu_2017_08_03_76.xml" xlink:type="simple">https://www.sig.strasbourg.eu/metadonnees/dico/dico_fr_strasbourg.eu_2017_08_03_76.xml</text:a></text:span></text:p><text:p text:style-name="P3"><text:span text:style-name="T2"><text:a xlink:href="https://data.strasbourg.eu/explore/dataset/filaire-de-circulation/table/" xlink:type="simple">https://data.strasbourg.eu/explore/dataset/filaire-de-circulation/table/</text:a></text:span></text:p><text:p text:style-name="P3"><text:span text:style-name="T2"><text:a xlink:href="https://www.trb.org/publications/tcrp/tsyn10.pdf" xlink:type="simple">https://www.trb.org/publications/tcrp/tsyn10.pdf</text:a></text:span></text:p><text:p text:style-name="P4"><text:span text:style-name="T2"><text:a xlink:href="https://fr.wikipedia.org/wiki/Recuit_simulé" xlink:type="simple">https://fr.wikipedia.org/wiki/Recuit_simul%C3%A9</text:a></text:span></text:p><text:p text:style-name="P4"><text:span text:style-name="T2"><text:a xlink:href="https://fr.wikipedia.org/wiki/Algorithme_de_colonies_de_fourmis" xlink:type="simple">https://fr.wikipedia.org/wiki/Algorithme_de_colonies_de_fourmis</text:a></text:span></text:p><text:p text:style-name="P4"><text:span text:style-name="T2"><text:a xlink:href="https://fr.wikipedia.org/wiki/Métaheuristique" xlink:type="simple">https://fr.wikipedia.org/wiki/M%C3%A9taheuristique</text:a></text:span></text:p></draw:text-box></draw:frame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2" svg:font-family="Mangal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Noto Mono" svg:font-family="'Noto Mono'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2-03-21T15:05:56.462000000</dc:date>
    <meta:editing-duration>PT26M30S</meta:editing-duration>
    <meta:editing-cycles>3</meta:editing-cycles>
    <meta:document-statistic meta:table-count="0" meta:image-count="0" meta:object-count="0" meta:page-count="1" meta:paragraph-count="7" meta:word-count="26" meta:character-count="149" meta:non-whitespace-character-count="129"/>
  </office:meta>
</office:document-meta>
</file>